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875in"/>
    </style:style>
    <style:style style:name="Table2.B" style:family="table-column">
      <style:table-column-properties style:column-width="0.9896in"/>
    </style:style>
    <style:style style:name="Table2.C" style:family="table-column">
      <style:table-column-properties style:column-width="3.8854in"/>
    </style:style>
    <style:style style:name="Table2.D" style:family="table-column">
      <style:table-column-properties style:column-width="1.17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mbria" fo:font-size="12pt" style:font-size-asian="10.5pt" style:font-size-complex="12pt"/>
    </style:style>
    <style:style style:name="P2" style:family="paragraph" style:parent-style-name="Standard">
      <style:paragraph-properties fo:text-align="start" style:justify-single-word="false"/>
      <style:text-properties style:font-name="Cambria" fo:font-size="12pt" fo:font-weight="bold" officeooo:paragraph-rsid="000254f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ambria" fo:font-size="12pt" fo:font-weight="normal" officeooo:paragraph-rsid="0002c1ff" style:font-size-asian="10.5pt" style:font-weight-asian="normal" style:font-size-complex="12pt" style:font-weight-complex="normal"/>
    </style:style>
    <style:style style:name="P4" style:family="paragraph" style:parent-style-name="Standard" style:master-page-name="First_20_Page">
      <style:paragraph-properties style:page-number="auto"/>
      <style:text-properties style:font-name="Cambria" officeooo:rsid="0001bf9a" officeooo:paragraph-rsid="0001bf9a"/>
    </style:style>
    <style:style style:name="P5" style:family="paragraph" style:parent-style-name="Standard">
      <style:text-properties style:font-name="Cambria" officeooo:rsid="0001bf9a" officeooo:paragraph-rsid="0001bf9a"/>
    </style:style>
    <style:style style:name="P6" style:family="paragraph" style:parent-style-name="Standard">
      <style:paragraph-properties fo:text-align="end" style:justify-single-word="false"/>
      <style:text-properties style:font-name="Cambria" fo:font-size="24pt" officeooo:rsid="0001bf9a" officeooo:paragraph-rsid="0001bf9a" style:font-size-asian="21pt" style:font-size-complex="24pt"/>
    </style:style>
    <style:style style:name="P7" style:family="paragraph" style:parent-style-name="Standard">
      <style:paragraph-properties fo:text-align="end" style:justify-single-word="false"/>
      <style:text-properties style:font-name="Cambria" fo:font-size="12pt" officeooo:rsid="0001bf9a" officeooo:paragraph-rsid="0001bf9a" style:font-size-asian="10.5pt" style:font-size-complex="12pt"/>
    </style:style>
    <style:style style:name="P8" style:family="paragraph" style:parent-style-name="Standard">
      <style:paragraph-properties fo:text-align="start" style:justify-single-word="false"/>
      <style:text-properties style:font-name="Cambria" fo:font-size="12pt" officeooo:rsid="0001bf9a" officeooo:paragraph-rsid="0001bf9a" style:font-size-asian="10.5pt" style:font-size-complex="12pt"/>
    </style:style>
    <style:style style:name="P9" style:family="paragraph" style:parent-style-name="Standard">
      <style:paragraph-properties fo:text-align="start" style:justify-single-word="false"/>
      <style:text-properties style:font-name="Cambria" fo:font-size="12pt" officeooo:rsid="000254fd" officeooo:paragraph-rsid="000254fd" style:font-size-asian="10.5pt" style:font-size-complex="12pt"/>
    </style:style>
    <style:style style:name="P10" style:family="paragraph" style:parent-style-name="Standard">
      <style:paragraph-properties fo:text-align="start" style:justify-single-word="false"/>
      <style:text-properties style:font-name="Cambria" fo:font-size="12pt" fo:font-weight="normal" officeooo:rsid="000254fd" officeooo:paragraph-rsid="000254f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mbria" fo:font-size="12pt" fo:font-weight="normal" officeooo:rsid="000254fd" officeooo:paragraph-rsid="0002c1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mbria" fo:font-size="12pt" fo:font-weight="normal" officeooo:rsid="0002c1ff" officeooo:paragraph-rsid="0002c1f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mbria" fo:font-size="16pt" fo:font-weight="bold" officeooo:rsid="000254fd" officeooo:paragraph-rsid="000254fd"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Cambria" fo:font-size="14pt" fo:font-weight="bold" officeooo:rsid="000254fd" officeooo:paragraph-rsid="000254fd"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004586" style:font-name="Cambria" fo:font-size="16pt" fo:font-weight="bold" officeooo:rsid="000254fd" officeooo:paragraph-rsid="000254fd" style:font-size-asian="14pt" style:font-weight-asian="bold" style:font-size-complex="16pt" style:font-weight-complex="bold"/>
    </style:style>
    <style:style style:name="P16" style:family="paragraph" style:parent-style-name="Standard">
      <style:paragraph-properties fo:text-align="start" style:justify-single-word="false"/>
      <style:text-properties fo:color="#0066cc" style:font-name="Cambria" fo:font-size="14pt" fo:font-weight="bold" officeooo:rsid="000254fd" officeooo:paragraph-rsid="000254f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0066cc" style:font-name="Cambria" fo:font-size="12pt" fo:font-weight="bold" officeooo:rsid="000254fd" officeooo:paragraph-rsid="000254fd"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66cc" style:font-name="Cambria" fo:font-size="12pt" fo:font-weight="bold" officeooo:rsid="0002c1ff" officeooo:paragraph-rsid="0002c1ff" style:font-size-asian="10.5pt" style:font-weight-asian="bold" style:font-size-complex="12pt" style:font-weight-complex="bold"/>
    </style:style>
    <style:style style:name="P19" style:family="paragraph" style:parent-style-name="Standard" style:list-style-name="L1">
      <style:paragraph-properties fo:text-align="start" style:justify-single-word="false"/>
      <style:text-properties style:use-window-font-color="true" style:font-name="Cambria" fo:font-size="12pt" fo:font-style="normal" fo:font-weight="normal" officeooo:rsid="0002ee72" officeooo:paragraph-rsid="0002ee72" style:font-size-asian="10.5pt" style:font-style-asian="normal" style:font-weight-asian="normal" style:font-size-complex="12pt" style:font-style-complex="normal" style:font-weight-complex="normal"/>
    </style:style>
    <style:style style:name="P20" style:family="paragraph" style:parent-style-name="Table_20_Contents">
      <style:text-properties style:font-name="Cambria" officeooo:rsid="000254fd" officeooo:paragraph-rsid="000254fd"/>
    </style:style>
    <style:style style:name="P21" style:family="paragraph" style:parent-style-name="Table_20_Contents">
      <style:paragraph-properties fo:text-align="center" style:justify-single-word="false"/>
      <style:text-properties style:font-name="Cambria" fo:font-size="28pt" officeooo:rsid="000254fd" officeooo:paragraph-rsid="000254fd" style:font-size-asian="24.5pt" style:font-size-complex="28pt"/>
    </style:style>
    <style:style style:name="P22" style:family="paragraph" style:parent-style-name="Table_20_Contents">
      <style:paragraph-properties fo:text-align="center" style:justify-single-word="false"/>
      <style:text-properties style:font-name="Cambria" fo:font-size="16pt" officeooo:rsid="000254fd" officeooo:paragraph-rsid="000254fd" style:font-size-asian="16pt" style:font-size-complex="16pt"/>
    </style:style>
    <style:style style:name="P23" style:family="paragraph" style:parent-style-name="List_20_Paragraph" style:list-style-name="L1">
      <style:text-properties style:font-name="Cambria" officeooo:paragraph-rsid="0002ee72"/>
    </style:style>
    <style:style style:name="P24" style:family="paragraph" style:parent-style-name="List_20_Paragraph" style:list-style-name="L1">
      <style:paragraph-properties fo:text-align="start" style:justify-single-word="false"/>
      <style:text-properties style:use-window-font-color="true" style:font-name="Cambria" fo:font-size="12pt" fo:font-style="normal" fo:font-weight="normal" officeooo:rsid="0002ee72" officeooo:paragraph-rsid="0002ee72" style:font-size-asian="10.5pt" style:font-style-asian="normal" style:font-weight-asian="normal" style:font-size-complex="12pt" style:font-style-complex="normal" style:font-weight-complex="normal"/>
    </style:style>
    <style:style style:name="T1" style:family="text">
      <style:text-properties officeooo:rsid="000254fd"/>
    </style:style>
    <style:style style:name="T2" style:family="text">
      <style:text-properties fo:font-weight="normal" officeooo:rsid="000254fd" style:font-weight-asian="normal" style:font-weight-complex="normal"/>
    </style:style>
    <style:style style:name="T3" style:family="text">
      <style:text-properties officeooo:rsid="0002c1ff"/>
    </style:style>
    <style:style style:name="T4" style:family="text">
      <style:text-properties officeooo:rsid="0002ee72"/>
    </style:style>
    <style:style style:name="T5" style:family="text">
      <style:text-properties fo:font-style="normal" style:font-style-asian="normal" style:font-style-complex="normal"/>
    </style:style>
    <style:style style:name="T6" style:family="text">
      <style:text-properties officeooo:rsid="00047c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 142 Advanced Web Design Spring 2014</text:p>
      <text:p text:style-name="P5">Cuong Lai, Anel Korajkic</text:p>
      <text:p text:style-name="P5">Final Assignme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Name of Assignment</text:p>
      <text:p text:style-name="P6"/>
      <text:p text:style-name="P6"/>
      <text:p text:style-name="P7">Version &lt;1.1&g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2" table:style-name="Table2">
        <table:table-column table:style-name="Table2.A"/>
        <table:table-column table:style-name="Table2.B"/>
        <table:table-column table:style-name="Table2.C"/>
        <table:table-column table:style-name="Table2.D"/>
        <text:soft-page-break/>
        <table:table-row>
          <table:table-cell table:style-name="Table2.A1" table:number-columns-spanned="4" office:value-type="string">
            <text:p text:style-name="P21">Time Log</text:p>
          </table:table-cell>
          <table:covered-table-cell/>
          <table:covered-table-cell/>
          <table:covered-table-cell/>
        </table:table-row>
        <table:table-row>
          <table:table-cell table:style-name="Table2.A2" office:value-type="string">
            <text:p text:style-name="P22"/>
            <text:p text:style-name="P22">Date</text:p>
            <text:p text:style-name="P22"/>
          </table:table-cell>
          <table:table-cell table:style-name="Table2.A2" office:value-type="string">
            <text:p text:style-name="P22">Time Spent (in hours)</text:p>
          </table:table-cell>
          <table:table-cell table:style-name="Table2.A2" office:value-type="string">
            <text:p text:style-name="P22"/>
            <text:p text:style-name="P22">Description</text:p>
          </table:table-cell>
          <table:table-cell table:style-name="Table2.D2" office:value-type="string">
            <text:p text:style-name="P22"/>
            <text:p text:style-name="P22">Author</text:p>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D2" office:value-type="string">
            <text:p text:style-name="P1"/>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able of Contents</text:p>
      <text:p text:style-name="P9"/>
      <text:p text:style-name="P2"><text:span text:style-name="T1">Software Requirements Specifications</text:span><text:span text:style-name="T2">...................................................................................................................3</text:span></text:p>
      <text:p text:style-name="P2"><text:span text:style-name="T1"><text:tab/>Introduction</text:span><text:span text:style-name="T2">.............................................................................................................................................................3</text:span></text:p>
      <text:p text:style-name="P2"><text:span text:style-name="T1"><text:tab/><text:tab/></text:span><text:span text:style-name="T2">Purpose..........................................................................................................................................................3</text:span></text:p>
      <text:p text:style-name="P10"><text:tab/><text:tab/>Scope...............................................................................................................................................................3</text:p>
      <text:p text:style-name="P10"><text:tab/><text:tab/>Definitions, acronyms, and abbreviations......................................................................................3</text:p>
      <text:p text:style-name="P10"><text:tab/><text:tab/>Overview.......................................................................................................................................................3</text:p>
      <text:p text:style-name="P2"><text:span text:style-name="T2"><text:tab/></text:span><text:span text:style-name="T1">Overall Description</text:span><text:span text:style-name="T2">..............................................................................................................................................4</text:span></text:p>
      <text:p text:style-name="P10"><text:tab/><text:tab/>Story Board..................................................................................................................................................4</text:p>
      <text:p text:style-name="P2"><text:span text:style-name="T2"><text:tab/></text:span><text:span text:style-name="T1">Specific requirements</text:span><text:span text:style-name="T2">........................................................................................................................................5</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Software Requirements Specifications</text:p>
      <text:p text:style-name="P13"/>
      <text:p text:style-name="P16">Introduction</text:p>
      <text:p text:style-name="P14"/>
      <text:p text:style-name="P17">Purpose</text:p>
      <text:p text:style-name="P10">The purpose of this document is to describe the requirement specification for the web site "Name of Assignment."</text:p>
      <text:p text:style-name="P10">The intended audience for this document is the prospective developers of this site.</text:p>
      <text:p text:style-name="P10"/>
      <text:p text:style-name="P17">Scope</text:p>
      <text:p text:style-name="P10">The web site to be created is a site designed to inform others of the name of our website. It will include a home page, a page with info, a page with photos, and a contact us page.</text:p>
      <text:p text:style-name="P10"/>
      <text:p text:style-name="P17">Definitions, acronyms, and abbreviations</text:p>
      <text:p text:style-name="P10">HTML - Hypertext markup language</text:p>
      <text:p text:style-name="P10">CSS - Cascading Style Sheets</text:p>
      <text:p text:style-name="P11">W3 Validation - refers to both HTML and CSS validation tool provided by the W3c.org. </text:p>
      <text:p text:style-name="P3"><text:span text:style-name="T1">T</text:span><text:span text:style-name="T3">h</text:span><text:span text:style-name="T1">e HTML validator is </text:span><text:span text:style-name="T3">located at: </text:span><text:a xlink:type="simple" xlink:href="http://validator.w3.org/"><text:span text:style-name="T3">http://validator.w3.org/</text:span></text:a></text:p>
      <text:p text:style-name="P3"><text:span text:style-name="T3">The CSS validator is located at: </text:span><text:a xlink:type="simple" xlink:href="http://jigsaw.w3.org/css-validator/"><text:span text:style-name="T3">http://jigsaw.w3.org/css-validator/</text:span></text:a><text:span text:style-name="T3"> </text:span></text:p>
      <text:p text:style-name="P12"/>
      <text:p text:style-name="P18">Overview</text:p>
      <text:p text:style-name="P12">The rest of this document contains an overall description of the Life of a CS Major web sit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oft-page-break/>Overall Description</text:p>
      <text:p text:style-name="P12">The web site is to contain a home page that introduces the purpose of the site, a page that contains the information needed to further explore the site, a page with photos of the content of the web site, a page with contact info in case people want to give us feedback, a page with a form that will help people give us feedback without having to directly contact us, and a page with the actual content.</text:p>
      <text:p text:style-name="P12"/>
      <text:p text:style-name="P18">Story Boar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Specific Requirements</text:p>
      <text:list xml:id="list38383256" text:style-name="L1">
        <text:list-item>
          <text:p text:style-name="P19">Location - all files will be located in the folder as specified on the assignment page. Failure to have you site located in the correct place by the due dates will result in a zero on the assignment. Be sure to pay attention of lowercase letters.</text:p>
        </text:list-item>
        <text:list-item>
          <text:p text:style-name="P19">HTML Validation - All pages will pass W3C HTML validation for HTML5.</text:p>
        </text:list-item>
        <text:list-item>
          <text:p text:style-name="P19">CSS Validation - All pages will pass W3C3.0 CSS validation.</text:p>
        </text:list-item>
        <text:list-item>
          <text:p text:style-name="P19">Meta Information - All pages will contain a proper title tag, meta tags (author, character set and description).</text:p>
        </text:list-item>
        <text:list-item>
          <text:p text:style-name="P23"><text:span text:style-name="T5">Header</text:span> <text:span text:style-name="T4">- </text:span>All pages will contain a header with the logo about your site. File name should be header.php<text:span text:style-name="T4">.</text:span></text:p>
        </text:list-item>
        <text:list-item>
          <text:p text:style-name="P24">Navigation – All pages will contain navigation to all other pages on the site using an ordered list. File name should be nav.php.</text:p>
        </text:list-item>
        <text:list-item>
          <text:p text:style-name="P24">Content - Use the article, aside or section HTML elements. All files will use .php extension (main.php, photos.php, pics.php).</text:p>
        </text:list-item>
        <text:list-item>
          <text:p text:style-name="P24">Browser compatibility - This site will be checked on Firefox, Safari, Chrome and Internet Explorer.</text:p>
        </text:list-item>
        <text:list-item>
          <text:p text:style-name="P24">Screen Resolutions - Your site should be able to handle a little flexibility in different size screens and still look reasonably well.</text:p>
        </text:list-item>
        <text:list-item>
          <text:p text:style-name="P24">Footer - All pages will contain a footer with the content determined by you. File name will be footer.php.</text:p>
        </text:list-item>
        <text:list-item>
          <text:p text:style-name="P24">Your site will be broken up into separate functional files, ie header, nav, footer. You will use .php extension and include these files in each page.</text:p>
        </text:list-item>
        <text:list-item>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71in" fo:margin-left="0in" table:align="left"/>
    </style:style>
    <style:style style:name="Table1.A" style:family="table-column">
      <style:table-column-properties style:column-width="5.4792in"/>
    </style:style>
    <style:style style:name="Table1.B" style:family="table-column">
      <style:table-column-properties style:column-width="1.4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style:font-name="Cambria" officeooo:rsid="000254fd" officeooo:paragraph-rsid="000254f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Name of Assignment</text:p>
            </table:table-cell>
            <table:table-cell table:style-name="Table1.B1" office:value-type="string">
              <text:p text:style-name="MP1">Version &lt;1.1&gt;</text:p>
            </table:table-cell>
          </table:table-row>
          <table:table-row>
            <table:table-cell table:style-name="Table1.A2" office:value-type="string">
              <text:p text:style-name="MP1">Software Requirements Specifications</text:p>
            </table:table-cell>
            <table:table-cell table:style-name="Table1.B2" office:value-type="string">
              <text:p text:style-name="MP1">5/06/2014</text:p>
            </table:table-cell>
          </table:table-row>
        </table:table>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17:37:11.20</meta:creation-date>
    <dc:date>2014-05-03T18:24:06.09</dc:date>
    <meta:editing-duration>PT30M34S</meta:editing-duration>
    <meta:editing-cycles>5</meta:editing-cycles>
    <meta:generator>LibreOffice/3.6$Windows_x86 LibreOffice_project/2ef5aff-a6fb0ff-166bdff-cf087ad-0f1389</meta:generator>
    <meta:document-statistic meta:table-count="2" meta:image-count="0" meta:object-count="0" meta:page-count="6" meta:paragraph-count="54" meta:word-count="516" meta:character-count="4335" meta:non-whitespace-character-count="3869"/>
  </office:meta>
</office:document-meta>
</file>